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22.00pt" fo:font-weight="bold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22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24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2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28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38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40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42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4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5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48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54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60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3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64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6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9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70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72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74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8.00pt" fo:font-weight="normal" fo:font-family="宋体" style:font-family-asian="宋体" style:font-family-complex="宋体" fo:background-color="transparent" style:use-window-font-color="true"/>
    </style:style>
    <style:style style:name="T7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8.00pt" fo:font-weight="normal" fo:font-family="宋体" style:font-family-asian="宋体" style:font-family-complex="宋体" fo:background-color="transparent" style:use-window-font-color="true"/>
    </style:style>
    <style:style style:name="T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8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88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98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00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5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0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08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14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1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18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20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30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6.95pt" style:type="center"/>
        </style:tab-stops>
      </style:paragraph-properties>
    </style:style>
    <style:style style:name="P41" style:family="paragraph">
      <style:paragraph-properties fo:line-height="100.00%" fo:text-align="left"/>
    </style:style>
    <style:style style:name="TableColumn0100" style:family="table-column">
      <style:table-column-properties style:column-width="3.346528in"/>
    </style:style>
    <style:style style:name="TableColumn0101" style:family="table-column">
      <style:table-column-properties style:column-width="3.346528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3.346528in"/>
    </style:style>
    <style:style style:name="TableColumn0201" style:family="table-column">
      <style:table-column-properties style:column-width="3.346528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CSS</text:span><text:span text:style-name="T2">边框和背景相关属性</text:span></text:p>
      <text:p text:style-name="P1"><text:span text:style-name="T3">1</text:span><text:span text:style-name="T4">，在</text:span><text:span text:style-name="T5">HTML</text:span><text:span text:style-name="T6">中有很多元素都有边框的属性，比如</text:span><text:span text:style-name="T7">img</text:span><text:span text:style-name="T8">元素，块级标签元素等。</text:span></text:p>
      <text:p text:style-name="P1"><text:span text:style-name="T9">常用边框：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1">border</text:span><text:span text:style-name="T12"/></text:p>
          </table:table-cell>
          <table:table-cell table:style-name="TableCell010001">
            <text:p text:style-name="P3"><text:span text:style-name="T13">在一个声明中设置所有边框属性</text:span><text:span text:style-name="T14"/></text:p>
          </table:table-cell>
        </table:table-row>
        <table:table-row table:style-name="TableRow0101">
          <table:table-cell table:style-name="TableCell010100">
            <text:p text:style-name="P6"><text:span text:style-name="T15">border-width</text:span><text:span text:style-name="T16"/></text:p>
          </table:table-cell>
          <table:table-cell table:style-name="TableCell010101">
            <text:p text:style-name="P6"><text:span text:style-name="T17">设置四条边框的宽度</text:span><text:span text:style-name="T18"/></text:p>
          </table:table-cell>
        </table:table-row>
        <table:table-row table:style-name="TableRow0102">
          <table:table-cell table:style-name="TableCell010200">
            <text:p text:style-name="P8"><text:span text:style-name="T19">border-style</text:span><text:span text:style-name="T20"/></text:p>
          </table:table-cell>
          <table:table-cell table:style-name="TableCell010201">
            <text:p text:style-name="P8"><text:span text:style-name="T21">设置四条边框的样式，主要有</text:span><text:span text:style-name="T22">dotted</text:span><text:span text:style-name="T23">点划线，</text:span><text:span text:style-name="T24">solid</text:span><text:span text:style-name="T25">实心线，</text:span><text:span text:style-name="T26">double</text:span><text:span text:style-name="T27">双划线，</text:span><text:span text:style-name="T28">dashed</text:span><text:span text:style-name="T29">虚线</text:span><text:span text:style-name="T30"/></text:p>
          </table:table-cell>
        </table:table-row>
        <table:table-row table:style-name="TableRow0103">
          <table:table-cell table:style-name="TableCell010300">
            <text:p text:style-name="P10"><text:span text:style-name="T31">border-color</text:span><text:span text:style-name="T32"/></text:p>
          </table:table-cell>
          <table:table-cell table:style-name="TableCell010301">
            <text:p text:style-name="P10"><text:span text:style-name="T33">设置四条边框的颜色</text:span><text:span text:style-name="T34"/></text:p>
          </table:table-cell>
        </table:table-row>
        <table:table-row table:style-name="TableRow0104">
          <table:table-cell table:style-name="TableCell010400">
            <text:p text:style-name="P12"><text:span text:style-name="T35">border-left</text:span><text:span text:style-name="T36"/></text:p>
          </table:table-cell>
          <table:table-cell table:style-name="TableCell010401">
            <text:p text:style-name="P12"><text:span text:style-name="T37">在一个声明中设置所有左边框属性，对应还有</text:span><text:span text:style-name="T38">border-right</text:span><text:span text:style-name="T39">右边框</text:span><text:span text:style-name="T40">bottom</text:span><text:span text:style-name="T41">底部，</text:span><text:span text:style-name="T42">top</text:span><text:span text:style-name="T43">上部</text:span><text:span text:style-name="T44"/></text:p>
          </table:table-cell>
        </table:table-row>
        <table:table-row table:style-name="TableRow0105">
          <table:table-cell table:style-name="TableCell010500">
            <text:p text:style-name="P14"><text:span text:style-name="T45">border-left-color</text:span><text:span text:style-name="T46"/></text:p>
          </table:table-cell>
          <table:table-cell table:style-name="TableCell010501">
            <text:p text:style-name="P14"><text:span text:style-name="T47">设置左边框颜色，对应还有</text:span><text:span text:style-name="T48">border-right-color</text:span><text:span text:style-name="T49">等三边颜色</text:span><text:span text:style-name="T50"/></text:p>
          </table:table-cell>
        </table:table-row>
        <table:table-row table:style-name="TableRow0106">
          <table:table-cell table:style-name="TableCell010600">
            <text:p text:style-name="P16"><text:span text:style-name="T51">border-left-style</text:span><text:span text:style-name="T52"/></text:p>
          </table:table-cell>
          <table:table-cell table:style-name="TableCell010601">
            <text:p text:style-name="P16"><text:span text:style-name="T53">设置左边框样式，对应还有</text:span><text:span text:style-name="T54">border-right-color</text:span><text:span text:style-name="T55">等三边样式</text:span><text:span text:style-name="T56"/></text:p>
          </table:table-cell>
        </table:table-row>
        <table:table-row table:style-name="TableRow0107">
          <table:table-cell table:style-name="TableCell010700">
            <text:p text:style-name="P18"><text:span text:style-name="T57">border-left-width</text:span><text:span text:style-name="T58"/></text:p>
          </table:table-cell>
          <table:table-cell table:style-name="TableCell010701">
            <text:p text:style-name="P18"><text:span text:style-name="T59">控制左边框宽度，对应还有</text:span><text:span text:style-name="T60">border-right-width</text:span><text:span text:style-name="T61">等三边宽度</text:span></text:p>
            <text:p text:style-name="P18"><text:span text:style-name="T62"/></text:p>
            <text:p text:style-name="P18"><text:span text:style-name="T62"/></text:p>
          </table:table-cell>
        </table:table-row>
      </table:table>
      <text:p text:style-name="P20"><text:span text:style-name="T63">border-radius:30px;设置圆形边框</text:span></text:p>
      <text:p text:style-name="P21"><text:span text:style-name="T63">合并个</text:span><text:span text:style-name="T64">CSS</text:span><text:span text:style-name="T65">值的写法</text:span><text:span text:style-name="T66">:</text:span></text:p>
      <text:p text:style-name="P22"><text:span text:style-name="T66">border: 5px double #0000;</text:span><text:span text:style-name="T67">用空格分开各个属性值</text:span></text:p>
      <text:p text:style-name="P22"><text:span text:style-name="T68"/></text:p>
      <text:p text:style-name="P22"><text:span text:style-name="T68"/></text:p>
      <text:p text:style-name="P22"><text:span text:style-name="T68"/></text:p>
      <text:p text:style-name="P22"><text:span text:style-name="T68"/></text:p>
      <text:p text:style-name="P22"><text:span text:style-name="T68"/></text:p>
      <text:p text:style-name="P22"><text:span text:style-name="T68"/></text:p>
      <text:p text:style-name="P22"><text:span text:style-name="T68"/></text:p>
      <text:p text:style-name="P22"><text:span text:style-name="T68"/></text:p>
      <text:p text:style-name="P22"><text:span text:style-name="T68"/></text:p>
      <text:p text:style-name="P22"><text:span text:style-name="T68"/></text:p>
      <text:p text:style-name="P23"><text:span text:style-name="T69">背景相关属性</text:span><text:span text:style-name="T70">:</text:span></text:p>
      <text:p text:style-name="P24"><text:span text:style-name="T70">1</text:span><text:span text:style-name="T71">，网页背景除了使用颜色同样可以使用图片，</text:span><text:span text:style-name="T72">CSS</text:span><text:span text:style-name="T73">提供了相关属性来对背景图片进行精确的控制。</text:span></text:p>
      <text:p text:style-name="P25"><text:span text:style-name="T73">常用背景属性</text:span><text:span text:style-name="T74">:</text:span></text:p>
      <text:p text:style-name="P25"><text:span text:style-name="T75">给html元素设置背景图片，一定要使用url（）。</text:span><text:span text:style-name="T76"/></text:p>
      <text:p text:style-name="P26"><text:span text:style-name="T76">background:rgba(39,60,125,0.5);</text:span><text:span text:style-name="T77">透明背景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8"><text:span text:style-name="T79">background</text:span><text:span text:style-name="T80"/></text:p>
          </table:table-cell>
          <table:table-cell table:style-name="TableCell020001">
            <text:p text:style-name="P28"><text:span text:style-name="T81">在一个声明中设置所有的背景属性</text:span><text:span text:style-name="T82"/></text:p>
          </table:table-cell>
        </table:table-row>
        <table:table-row table:style-name="TableRow0201">
          <table:table-cell table:style-name="TableCell020100">
            <text:p text:style-name="P31"><text:span text:style-name="T83">background</text:span><text:span text:style-name="T84"/></text:p>
          </table:table-cell>
          <table:table-cell table:style-name="TableCell020101">
            <text:p text:style-name="P31"><text:span text:style-name="T85">设置背景图像是否固定或者随着页面的其余部分滚动，主要有</text:span><text:span text:style-name="T86">fixed</text:span><text:span text:style-name="T87">固定和</text:span><text:span text:style-name="T88">scroll</text:span><text:span text:style-name="T89">滚动两个值</text:span><text:span text:style-name="T90"/></text:p>
          </table:table-cell>
        </table:table-row>
        <table:table-row table:style-name="TableRow0202">
          <table:table-cell table:style-name="TableCell020200">
            <text:p text:style-name="P33"><text:span text:style-name="T91">background-color</text:span><text:span text:style-name="T92"/></text:p>
          </table:table-cell>
          <table:table-cell table:style-name="TableCell020201">
            <text:p text:style-name="P33"><text:span text:style-name="T93">设置元素的背景颜色</text:span><text:span text:style-name="T94"/></text:p>
          </table:table-cell>
        </table:table-row>
        <table:table-row table:style-name="TableRow0203">
          <table:table-cell table:style-name="TableCell020300">
            <text:p text:style-name="P35"><text:span text:style-name="T95">background-image</text:span><text:span text:style-name="T96"/></text:p>
          </table:table-cell>
          <table:table-cell table:style-name="TableCell020301">
            <text:p text:style-name="P35"><text:span text:style-name="T97">设置元素的背景图像。主要有</text:span><text:span text:style-name="T98">url</text:span><text:span text:style-name="T99">和</text:span><text:span text:style-name="T100">none</text:span><text:span text:style-name="T101">两个属性</text:span><text:span text:style-name="T102"/></text:p>
          </table:table-cell>
        </table:table-row>
        <table:table-row table:style-name="TableRow0204">
          <table:table-cell table:style-name="TableCell020400">
            <text:p text:style-name="P37"><text:span text:style-name="T103">background-position</text:span><text:span text:style-name="T104"/></text:p>
          </table:table-cell>
          <table:table-cell table:style-name="TableCell020401">
            <text:p text:style-name="P37"><text:span text:style-name="T105">设置背景图像的开始位置。可以指定</text:span><text:span text:style-name="T106">top<text:s/></text:span><text:span text:style-name="T107">和</text:span><text:span text:style-name="T108">left</text:span><text:span text:style-name="T109">等，也可以指定具体的像素位置</text:span><text:span text:style-name="T110"/></text:p>
          </table:table-cell>
        </table:table-row>
        <table:table-row table:style-name="TableRow0205">
          <table:table-cell table:style-name="TableCell020500">
            <text:p text:style-name="P39"><text:span text:style-name="T111">background-repeat</text:span><text:span text:style-name="T112"/></text:p>
          </table:table-cell>
          <table:table-cell table:style-name="TableCell020501">
            <text:p text:style-name="P39"><text:span text:style-name="T113">设置是否及如何重复背景图像。主要有</text:span><text:span text:style-name="T114">repeat</text:span><text:span text:style-name="T115">，</text:span><text:span text:style-name="T116">repeat-x</text:span><text:span text:style-name="T117">，</text:span></text:p>
            <text:p text:style-name="P39"><text:span text:style-name="T118">repeat-y</text:span><text:span text:style-name="T119">，</text:span><text:span text:style-name="T120">no-repeat</text:span><text:span text:style-name="T121"/></text:p>
          </table:table-cell>
        </table:table-row>
      </table:table>
      <text:p text:style-name="P41"><draw:frame text:anchor-type="as-char" svg:width="158.75mm" svg:height="16.93mm" style:rel-width="scale" style:rel-height="scale"><draw:object-ole xlink:href="OleObj1"/><draw:image xlink:href="ObjectReplacements/OleObj1"/></draw:frame><text:span text:style-name="T1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